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12" table:default-cell-style-name="ce2"/>
        <table:table-row table:style-name="ro1">
          <table:table-cell office:value-type="string" calcext:value-type="string">
            <text:p>State</text:p>
          </table:table-cell>
          <table:table-cell table:style-name="ce1" office:value-type="string" calcext:value-type="string">
            <text:p>Sorghum</text:p>
          </table:table-cell>
          <table:table-cell table:style-name="ce1" office:value-type="string" calcext:value-type="string">
            <text:p>Maize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Ginger</text:p>
          </table:table-cell>
          <table:table-cell table:style-name="ce1" office:value-type="string" calcext:value-type="string">
            <text:p>Yam</text:p>
          </table:table-cell>
          <table:table-cell table:style-name="ce1" office:value-type="string" calcext:value-type="string">
            <text:p>Ground nut</text:p>
          </table:table-cell>
          <table:table-cell table:style-name="ce1" office:value-type="string" calcext:value-type="string">
            <text:p>Millet</text:p>
          </table:table-cell>
          <table:table-cell table:style-name="ce1" office:value-type="string" calcext:value-type="string">
            <text:p>Cassava</text:p>
          </table:table-cell>
          <table:table-cell table:style-name="ce1" office:value-type="string" calcext:value-type="string">
            <text:p>Cowpea</text:p>
          </table:table-cell>
          <table:table-cell table:style-name="ce1" office:value-type="string" calcext:value-type="string">
            <text:p>Cotton</text:p>
          </table:table-cell>
          <table:table-cell table:style-name="ce1" office:value-type="string" calcext:value-type="string">
            <text:p>Cocoyam</text:p>
          </table:table-cell>
          <table:table-cell table:style-name="ce1" office:value-type="string" calcext:value-type="string">
            <text:p>Benniseed</text:p>
          </table:table-cell>
          <table:table-cell table:style-name="ce1" office:value-type="string" calcext:value-type="string">
            <text:p>Soyabean</text:p>
          </table:table-cell>
          <table:table-cell table:style-name="ce1" office:value-type="string" calcext:value-type="string">
            <text:p>Okro</text:p>
          </table:table-cell>
          <table:table-cell table:style-name="ce1" office:value-type="string" calcext:value-type="string">
            <text:p>Onion</text:p>
          </table:table-cell>
          <table:table-cell table:style-name="ce1" office:value-type="string" calcext:value-type="string">
            <text:p>Tomato</text:p>
          </table:table-cell>
        </table:table-row>
        <table:table-row table:style-name="ro1">
          <table:table-cell office:value-type="string" calcext:value-type="string">
            <text:p>Abia</text:p>
          </table:table-cell>
          <table:table-cell table:style-name="Default"/>
          <table:table-cell office:value-type="float" office:value="9650" calcext:value-type="float">
            <text:p>9650</text:p>
          </table:table-cell>
          <table:table-cell office:value-type="float" office:value="3240" calcext:value-type="float">
            <text:p>3240</text:p>
          </table:table-cell>
          <table:table-cell/>
          <table:table-cell office:value-type="float" office:value="69960" calcext:value-type="float">
            <text:p>6996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177380" calcext:value-type="float">
            <text:p>177380</text:p>
          </table:table-cell>
          <table:table-cell office:value-type="float" office:value="4640" calcext:value-type="float">
            <text:p>4640</text:p>
          </table:table-cell>
          <table:table-cell office:value-type="float" office:value="0" calcext:value-type="float">
            <text:p>0</text:p>
          </table:table-cell>
          <table:table-cell office:value-type="float" office:value="14260" calcext:value-type="float">
            <text:p>14260</text:p>
          </table:table-cell>
          <table:table-cell table:style-name="Default" table:number-columns-repeated="2"/>
          <table:table-cell office:value-type="float" office:value="1850" calcext:value-type="float">
            <text:p>1850</text:p>
          </table:table-cell>
          <table:table-cell table:style-name="Default"/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Adamawa</text:p>
          </table:table-cell>
          <table:table-cell office:value-type="float" office:value="39400" calcext:value-type="float">
            <text:p>39400</text:p>
          </table:table-cell>
          <table:table-cell office:value-type="float" office:value="40620" calcext:value-type="float">
            <text:p>40620</text:p>
          </table:table-cell>
          <table:table-cell office:value-type="float" office:value="6750" calcext:value-type="float">
            <text:p>6750</text:p>
          </table:table-cell>
          <table:table-cell/>
          <table:table-cell office:value-type="float" office:value="93560" calcext:value-type="float">
            <text:p>93560</text:p>
          </table:table-cell>
          <table:table-cell office:value-type="float" office:value="8900" calcext:value-type="float">
            <text:p>8900</text:p>
          </table:table-cell>
          <table:table-cell office:value-type="float" office:value="2070" calcext:value-type="float">
            <text:p>2070</text:p>
          </table:table-cell>
          <table:table-cell office:value-type="float" office:value="2320" calcext:value-type="float">
            <text:p>2320</text:p>
          </table:table-cell>
          <table:table-cell office:value-type="float" office:value="9230" calcext:value-type="float">
            <text:p>9230</text:p>
          </table:table-cell>
          <table:table-cell office:value-type="float" office:value="1520" calcext:value-type="float">
            <text:p>1520</text:p>
          </table:table-cell>
          <table:table-cell office:value-type="float" office:value="7290" calcext:value-type="float">
            <text:p>7290</text:p>
          </table:table-cell>
          <table:table-cell office:value-type="float" office:value="920" calcext:value-type="float">
            <text:p>920</text:p>
          </table:table-cell>
          <table:table-cell office:value-type="float" office:value="2170" calcext:value-type="float">
            <text:p>2170</text:p>
          </table:table-cell>
          <table:table-cell office:value-type="float" office:value="870" calcext:value-type="float">
            <text:p>870</text:p>
          </table:table-cell>
          <table:table-cell office:value-type="float" office:value="7680" calcext:value-type="float">
            <text:p>768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Akwa Ibom</text:p>
          </table:table-cell>
          <table:table-cell office:value-type="float" office:value="0" calcext:value-type="float">
            <text:p>0</text:p>
          </table:table-cell>
          <table:table-cell office:value-type="float" office:value="10490" calcext:value-type="float">
            <text:p>1049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48630" calcext:value-type="float">
            <text:p>24863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44310" calcext:value-type="float">
            <text:p>144310</text:p>
          </table:table-cell>
          <table:table-cell office:value-type="float" office:value="4480" calcext:value-type="float">
            <text:p>4480</text:p>
          </table:table-cell>
          <table:table-cell office:value-type="float" office:value="0" calcext:value-type="float">
            <text:p>0</text:p>
          </table:table-cell>
          <table:table-cell office:value-type="float" office:value="26340" calcext:value-type="float">
            <text:p>26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70" calcext:value-type="float">
            <text:p>214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mbra</text:p>
          </table:table-cell>
          <table:table-cell office:value-type="float" office:value="0" calcext:value-type="float">
            <text:p>0</text:p>
          </table:table-cell>
          <table:table-cell office:value-type="float" office:value="8940" calcext:value-type="float">
            <text:p>8940</text:p>
          </table:table-cell>
          <table:table-cell office:value-type="float" office:value="12020" calcext:value-type="float">
            <text:p>12020</text:p>
          </table:table-cell>
          <table:table-cell/>
          <table:table-cell office:value-type="float" office:value="89230" calcext:value-type="float">
            <text:p>8923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67220" calcext:value-type="float">
            <text:p>16722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6450" calcext:value-type="float">
            <text:p>1645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Bauchi</text:p>
          </table:table-cell>
          <table:table-cell office:value-type="float" office:value="37970" calcext:value-type="float">
            <text:p>37970</text:p>
          </table:table-cell>
          <table:table-cell office:value-type="float" office:value="40690" calcext:value-type="float">
            <text:p>40690</text:p>
          </table:table-cell>
          <table:table-cell office:value-type="float" office:value="8830" calcext:value-type="float">
            <text:p>88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690" calcext:value-type="float">
            <text:p>46690</text:p>
          </table:table-cell>
          <table:table-cell office:value-type="float" office:value="6620" calcext:value-type="float">
            <text:p>6620</text:p>
          </table:table-cell>
          <table:table-cell office:value-type="float" office:value="1900" calcext:value-type="float">
            <text:p>1900</text:p>
          </table:table-cell>
          <table:table-cell office:value-type="float" office:value="8120" calcext:value-type="float">
            <text:p>8120</text:p>
          </table:table-cell>
          <table:table-cell office:value-type="float" office:value="6160" calcext:value-type="float">
            <text:p>616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2430" calcext:value-type="float">
            <text:p>2430</text:p>
          </table:table-cell>
          <table:table-cell office:value-type="float" office:value="820" calcext:value-type="float">
            <text:p>820</text:p>
          </table:table-cell>
          <table:table-cell office:value-type="float" office:value="8800" calcext:value-type="float">
            <text:p>8800</text:p>
          </table:table-cell>
          <table:table-cell office:value-type="float" office:value="19390" calcext:value-type="float">
            <text:p>19390</text:p>
          </table:table-cell>
        </table:table-row>
        <table:table-row table:style-name="ro1">
          <table:table-cell office:value-type="string" calcext:value-type="string">
            <text:p>Bayelsa</text:p>
          </table:table-cell>
          <table:table-cell office:value-type="float" office:value="0" calcext:value-type="float">
            <text:p>0</text:p>
          </table:table-cell>
          <table:table-cell office:value-type="float" office:value="9880" calcext:value-type="float">
            <text:p>9880</text:p>
          </table:table-cell>
          <table:table-cell office:value-type="float" office:value="12290" calcext:value-type="float">
            <text:p>12290</text:p>
          </table:table-cell>
          <table:table-cell/>
          <table:table-cell office:value-type="float" office:value="14440" calcext:value-type="float">
            <text:p>1444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48690" calcext:value-type="float">
            <text:p>14869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4910" calcext:value-type="float">
            <text:p>14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0" calcext:value-type="float">
            <text:p>12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ue</text:p>
          </table:table-cell>
          <table:table-cell office:value-type="float" office:value="19650" calcext:value-type="float">
            <text:p>19650</text:p>
          </table:table-cell>
          <table:table-cell office:value-type="float" office:value="47860" calcext:value-type="float">
            <text:p>47860</text:p>
          </table:table-cell>
          <table:table-cell office:value-type="float" office:value="39000" calcext:value-type="float">
            <text:p>39000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207620" calcext:value-type="float">
            <text:p>207620</text:p>
          </table:table-cell>
          <table:table-cell office:value-type="float" office:value="21280" calcext:value-type="float">
            <text:p>21280</text:p>
          </table:table-cell>
          <table:table-cell office:value-type="float" office:value="6570" calcext:value-type="float">
            <text:p>6570</text:p>
          </table:table-cell>
          <table:table-cell office:value-type="float" office:value="372480" calcext:value-type="float">
            <text:p>372480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4190" calcext:value-type="float">
            <text:p>4190</text:p>
          </table:table-cell>
          <table:table-cell office:value-type="float" office:value="5900" calcext:value-type="float">
            <text:p>5900</text:p>
          </table:table-cell>
          <table:table-cell office:value-type="float" office:value="19020" calcext:value-type="float">
            <text:p>19020</text:p>
          </table:table-cell>
          <table:table-cell office:value-type="float" office:value="5630" calcext:value-type="float">
            <text:p>5630</text:p>
          </table:table-cell>
          <table:table-cell office:value-type="float" office:value="4520" calcext:value-type="float">
            <text:p>4520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string" calcext:value-type="string">
            <text:p>Borno</text:p>
          </table:table-cell>
          <table:table-cell office:value-type="float" office:value="47460" calcext:value-type="float">
            <text:p>47460</text:p>
          </table:table-cell>
          <table:table-cell office:value-type="float" office:value="31020" calcext:value-type="float">
            <text:p>31020</text:p>
          </table:table-cell>
          <table:table-cell office:value-type="float" office:value="14400" calcext:value-type="float">
            <text:p>14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50" calcext:value-type="float">
            <text:p>20150</text:p>
          </table:table-cell>
          <table:table-cell office:value-type="float" office:value="5920" calcext:value-type="float">
            <text:p>5920</text:p>
          </table:table-cell>
          <table:table-cell table:style-name="Default"/>
          <table:table-cell office:value-type="float" office:value="7620" calcext:value-type="float">
            <text:p>7620</text:p>
          </table:table-cell>
          <table:table-cell office:value-type="float" office:value="3080" calcext:value-type="float">
            <text:p>3080</text:p>
          </table:table-cell>
          <table:table-cell table:style-name="Default"/>
          <table:table-cell office:value-type="float" office:value="129" calcext:value-type="float">
            <text:p>129</text:p>
          </table:table-cell>
          <table:table-cell table:style-name="Default"/>
          <table:table-cell office:value-type="float" office:value="1960" calcext:value-type="float">
            <text:p>1960</text:p>
          </table:table-cell>
          <table:table-cell office:value-type="float" office:value="2390" calcext:value-type="float">
            <text:p>2390</text:p>
          </table:table-cell>
          <table:table-cell office:value-type="float" office:value="45240" calcext:value-type="float">
            <text:p>45240</text:p>
          </table:table-cell>
        </table:table-row>
        <table:table-row table:style-name="ro1">
          <table:table-cell office:value-type="string" calcext:value-type="string">
            <text:p>Cross River</text:p>
          </table:table-cell>
          <table:table-cell office:value-type="float" office:value="0" calcext:value-type="float">
            <text:p>0</text:p>
          </table:table-cell>
          <table:table-cell office:value-type="float" office:value="27990" calcext:value-type="float">
            <text:p>27990</text:p>
          </table:table-cell>
          <table:table-cell office:value-type="float" office:value="11050" calcext:value-type="float">
            <text:p>11050</text:p>
          </table:table-cell>
          <table:table-cell table:style-name="ce2" office:value-type="float" office:value="880" calcext:value-type="float">
            <text:p>880</text:p>
          </table:table-cell>
          <table:table-cell office:value-type="float" office:value="283550" calcext:value-type="float">
            <text:p>28355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office:value-type="float" office:value="499530" calcext:value-type="float">
            <text:p>499530</text:p>
          </table:table-cell>
          <table:table-cell office:value-type="float" office:value="3810" calcext:value-type="float">
            <text:p>3810</text:p>
          </table:table-cell>
          <table:table-cell office:value-type="float" office:value="0" calcext:value-type="float">
            <text:p>0</text:p>
          </table:table-cell>
          <table:table-cell office:value-type="float" office:value="29280" calcext:value-type="float">
            <text:p>29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60" calcext:value-type="float">
            <text:p>21460</text:p>
          </table:table-cell>
          <table:table-cell table:style-name="Default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0" calcext:value-type="float">
            <text:p>0</text:p>
          </table:table-cell>
          <table:table-cell office:value-type="float" office:value="15920" calcext:value-type="float">
            <text:p>15920</text:p>
          </table:table-cell>
          <table:table-cell office:value-type="float" office:value="2800" calcext:value-type="float">
            <text:p>2800</text:p>
          </table:table-cell>
          <table:table-cell/>
          <table:table-cell office:value-type="float" office:value="108760" calcext:value-type="float">
            <text:p>108760</text:p>
          </table:table-cell>
          <table:table-cell table:style-name="Default" table:number-columns-repeated="2"/>
          <table:table-cell office:value-type="float" office:value="141180" calcext:value-type="float">
            <text:p>14118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7160" calcext:value-type="float">
            <text:p>7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0" calcext:value-type="float">
            <text:p>22030</text:p>
          </table:table-cell>
          <table:table-cell table:style-name="Default"/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string" calcext:value-type="string">
            <text:p>Ebony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32640" calcext:value-type="float">
            <text:p>32640</text:p>
          </table:table-cell>
          <table:table-cell/>
          <table:table-cell office:value-type="float" office:value="179990" calcext:value-type="float">
            <text:p>179990</text:p>
          </table:table-cell>
          <table:table-cell office:value-type="float" office:value="170" calcext:value-type="float">
            <text:p>170</text:p>
          </table:table-cell>
          <table:table-cell table:style-name="Default"/>
          <table:table-cell office:value-type="float" office:value="121710" calcext:value-type="float">
            <text:p>121710</text:p>
          </table:table-cell>
          <table:table-cell office:value-type="float" office:value="4930" calcext:value-type="float">
            <text:p>4930</text:p>
          </table:table-cell>
          <table:table-cell office:value-type="float" office:value="0" calcext:value-type="float">
            <text:p>0</text:p>
          </table:table-cell>
          <table:table-cell office:value-type="float" office:value="9550" calcext:value-type="float">
            <text:p>9550</text:p>
          </table:table-cell>
          <table:table-cell office:value-type="float" office:value="1110" calcext:value-type="float">
            <text:p>1110</text:p>
          </table:table-cell>
          <table:table-cell office:value-type="float" office:value="190" calcext:value-type="float">
            <text:p>190</text:p>
          </table:table-cell>
          <table:table-cell office:value-type="float" office:value="1520" calcext:value-type="float">
            <text:p>1520</text:p>
          </table:table-cell>
          <table:table-cell table:style-name="Default"/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Edo</text:p>
          </table:table-cell>
          <table:table-cell office:value-type="float" office:value="0" calcext:value-type="float">
            <text:p>0</text:p>
          </table:table-cell>
          <table:table-cell office:value-type="float" office:value="17250" calcext:value-type="float">
            <text:p>17250</text:p>
          </table:table-cell>
          <table:table-cell office:value-type="float" office:value="16530" calcext:value-type="float">
            <text:p>16530</text:p>
          </table:table-cell>
          <table:table-cell/>
          <table:table-cell office:value-type="float" office:value="69860" calcext:value-type="float">
            <text:p>69860</text:p>
          </table:table-cell>
          <table:table-cell office:value-type="float" office:value="740" calcext:value-type="float">
            <text:p>740</text:p>
          </table:table-cell>
          <table:table-cell table:style-name="Default"/>
          <table:table-cell office:value-type="float" office:value="168220" calcext:value-type="float">
            <text:p>16822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1060" calcext:value-type="float">
            <text:p>11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80" calcext:value-type="float">
            <text:p>21380</text:p>
          </table:table-cell>
          <table:table-cell table:style-name="Default"/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kiti</text:p>
          </table:table-cell>
          <table:table-cell table:style-name="Default"/>
          <table:table-cell office:value-type="float" office:value="29910" calcext:value-type="float">
            <text:p>29910</text:p>
          </table:table-cell>
          <table:table-cell office:value-type="float" office:value="11260" calcext:value-type="float">
            <text:p>11260</text:p>
          </table:table-cell>
          <table:table-cell/>
          <table:table-cell office:value-type="float" office:value="139540" calcext:value-type="float">
            <text:p>139540</text:p>
          </table:table-cell>
          <table:table-cell office:value-type="float" office:value="4530" calcext:value-type="float">
            <text:p>4530</text:p>
          </table:table-cell>
          <table:table-cell table:style-name="Default"/>
          <table:table-cell office:value-type="float" office:value="157450" calcext:value-type="float">
            <text:p>157450</text:p>
          </table:table-cell>
          <table:table-cell office:value-type="float" office:value="6950" calcext:value-type="float">
            <text:p>6950</text:p>
          </table:table-cell>
          <table:table-cell office:value-type="float" office:value="0" calcext:value-type="float">
            <text:p>0</text:p>
          </table:table-cell>
          <table:table-cell office:value-type="float" office:value="26830" calcext:value-type="float">
            <text:p>26830</text:p>
          </table:table-cell>
          <table:table-cell office:value-type="float" office:value="270" calcext:value-type="float">
            <text:p>270</text:p>
          </table:table-cell>
          <table:table-cell office:value-type="float" office:value="910" calcext:value-type="float">
            <text:p>910</text:p>
          </table:table-cell>
          <table:table-cell office:value-type="float" office:value="1490" calcext:value-type="float">
            <text:p>1490</text:p>
          </table:table-cell>
          <table:table-cell table:style-name="Default"/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nugu</text:p>
          </table:table-cell>
          <table:table-cell office:value-type="float" office:value="0" calcext:value-type="float">
            <text:p>0</text:p>
          </table:table-cell>
          <table:table-cell office:value-type="float" office:value="14790" calcext:value-type="float">
            <text:p>14790</text:p>
          </table:table-cell>
          <table:table-cell office:value-type="float" office:value="9530" calcext:value-type="float">
            <text:p>9530</text:p>
          </table:table-cell>
          <table:table-cell/>
          <table:table-cell office:value-type="float" office:value="188660" calcext:value-type="float">
            <text:p>188660</text:p>
          </table:table-cell>
          <table:table-cell office:value-type="float" office:value="390" calcext:value-type="float">
            <text:p>390</text:p>
          </table:table-cell>
          <table:table-cell table:style-name="Default"/>
          <table:table-cell office:value-type="float" office:value="354360" calcext:value-type="float">
            <text:p>354360</text:p>
          </table:table-cell>
          <table:table-cell office:value-type="float" office:value="4740" calcext:value-type="float">
            <text:p>4740</text:p>
          </table:table-cell>
          <table:table-cell office:value-type="float" office:value="0" calcext:value-type="float">
            <text:p>0</text:p>
          </table:table-cell>
          <table:table-cell office:value-type="float" office:value="26150" calcext:value-type="float">
            <text:p>26150</text:p>
          </table:table-cell>
          <table:table-cell office:value-type="float" office:value="800" calcext:value-type="float">
            <text:p>800</text:p>
          </table:table-cell>
          <table:table-cell office:value-type="float" office:value="170" calcext:value-type="float">
            <text:p>170</text:p>
          </table:table-cell>
          <table:table-cell office:value-type="float" office:value="1900" calcext:value-type="float">
            <text:p>1900</text:p>
          </table:table-cell>
          <table:table-cell table:style-name="Default"/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FCT</text:p>
          </table:table-cell>
          <table:table-cell office:value-type="float" office:value="13350" calcext:value-type="float">
            <text:p>13350</text:p>
          </table:table-cell>
          <table:table-cell office:value-type="float" office:value="15790" calcext:value-type="float">
            <text:p>15790</text:p>
          </table:table-cell>
          <table:table-cell office:value-type="float" office:value="28730" calcext:value-type="float">
            <text:p>28730</text:p>
          </table:table-cell>
          <table:table-cell/>
          <table:table-cell office:value-type="float" office:value="299830" calcext:value-type="float">
            <text:p>299830</text:p>
          </table:table-cell>
          <table:table-cell office:value-type="float" office:value="2900" calcext:value-type="float">
            <text:p>2900</text:p>
          </table:table-cell>
          <table:table-cell office:value-type="float" office:value="4070" calcext:value-type="float">
            <text:p>4070</text:p>
          </table:table-cell>
          <table:table-cell office:value-type="float" office:value="44720" calcext:value-type="float">
            <text:p>44720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5700" calcext:value-type="float">
            <text:p>5700</text:p>
          </table:table-cell>
          <table:table-cell office:value-type="float" office:value="560" calcext:value-type="float">
            <text:p>560</text:p>
          </table:table-cell>
          <table:table-cell office:value-type="float" office:value="3470" calcext:value-type="float">
            <text:p>3470</text:p>
          </table:table-cell>
          <table:table-cell table:style-name="Default"/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Gombe</text:p>
          </table:table-cell>
          <table:table-cell office:value-type="float" office:value="34970" calcext:value-type="float">
            <text:p>34970</text:p>
          </table:table-cell>
          <table:table-cell office:value-type="float" office:value="40360" calcext:value-type="float">
            <text:p>40360</text:p>
          </table:table-cell>
          <table:table-cell office:value-type="float" office:value="13610" calcext:value-type="float">
            <text:p>136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80" calcext:value-type="float">
            <text:p>5180</text:p>
          </table:table-cell>
          <table:table-cell office:value-type="float" office:value="7360" calcext:value-type="float">
            <text:p>7360</text:p>
          </table:table-cell>
          <table:table-cell office:value-type="float" office:value="1420" calcext:value-type="float">
            <text:p>1420</text:p>
          </table:table-cell>
          <table:table-cell office:value-type="float" office:value="8990" calcext:value-type="float">
            <text:p>8990</text:p>
          </table:table-cell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2450" calcext:value-type="float">
            <text:p>2450</text:p>
          </table:table-cell>
          <table:table-cell office:value-type="float" office:value="2540" calcext:value-type="float">
            <text:p>2540</text:p>
          </table:table-cell>
          <table:table-cell office:value-type="float" office:value="9420" calcext:value-type="float">
            <text:p>9420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float" office:value="0" calcext:value-type="float">
            <text:p>0</text:p>
          </table:table-cell>
          <table:table-cell office:value-type="float" office:value="17300" calcext:value-type="float">
            <text:p>17300</text:p>
          </table:table-cell>
          <table:table-cell office:value-type="float" office:value="2910" calcext:value-type="float">
            <text:p>2910</text:p>
          </table:table-cell>
          <table:table-cell/>
          <table:table-cell office:value-type="float" office:value="75700" calcext:value-type="float">
            <text:p>757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9110" calcext:value-type="float">
            <text:p>34911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4130" calcext:value-type="float">
            <text:p>14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Jigawa</text:p>
          </table:table-cell>
          <table:table-cell office:value-type="float" office:value="37480" calcext:value-type="float">
            <text:p>37480</text:p>
          </table:table-cell>
          <table:table-cell office:value-type="float" office:value="27830" calcext:value-type="float">
            <text:p>27830</text:p>
          </table:table-cell>
          <table:table-cell office:value-type="float" office:value="20950" calcext:value-type="float">
            <text:p>2095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8770" calcext:value-type="float">
            <text:p>8770</text:p>
          </table:table-cell>
          <table:table-cell office:value-type="float" office:value="9310" calcext:value-type="float">
            <text:p>9310</text:p>
          </table:table-cell>
          <table:table-cell office:value-type="float" office:value="15610" calcext:value-type="float">
            <text:p>15610</text:p>
          </table:table-cell>
          <table:table-cell office:value-type="float" office:value="7450" calcext:value-type="float">
            <text:p>7450</text:p>
          </table:table-cell>
          <table:table-cell office:value-type="float" office:value="2960" calcext:value-type="float">
            <text:p>2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0" calcext:value-type="float">
            <text:p>3890</text:p>
          </table:table-cell>
          <table:table-cell office:value-type="float" office:value="1530" calcext:value-type="float">
            <text:p>1530</text:p>
          </table:table-cell>
          <table:table-cell office:value-type="float" office:value="3730" calcext:value-type="float">
            <text:p>3730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string" calcext:value-type="string">
            <text:p>Kaduna</text:p>
          </table:table-cell>
          <table:table-cell office:value-type="float" office:value="48960" calcext:value-type="float">
            <text:p>48960</text:p>
          </table:table-cell>
          <table:table-cell office:value-type="float" office:value="72970" calcext:value-type="float">
            <text:p>72970</text:p>
          </table:table-cell>
          <table:table-cell office:value-type="float" office:value="32940" calcext:value-type="float">
            <text:p>32940</text:p>
          </table:table-cell>
          <table:table-cell/>
          <table:table-cell office:value-type="float" office:value="189780" calcext:value-type="float">
            <text:p>189780</text:p>
          </table:table-cell>
          <table:table-cell office:value-type="float" office:value="37610" calcext:value-type="float">
            <text:p>37610</text:p>
          </table:table-cell>
          <table:table-cell office:value-type="float" office:value="9070" calcext:value-type="float">
            <text:p>9070</text:p>
          </table:table-cell>
          <table:table-cell office:value-type="float" office:value="172570" calcext:value-type="float">
            <text:p>172570</text:p>
          </table:table-cell>
          <table:table-cell office:value-type="float" office:value="6800" calcext:value-type="float">
            <text:p>6800</text:p>
          </table:table-cell>
          <table:table-cell office:value-type="float" office:value="300" calcext:value-type="float">
            <text:p>300</text:p>
          </table:table-cell>
          <table:table-cell office:value-type="float" office:value="2480" calcext:value-type="float">
            <text:p>2480</text:p>
          </table:table-cell>
          <table:table-cell office:value-type="float" office:value="2530" calcext:value-type="float">
            <text:p>2530</text:p>
          </table:table-cell>
          <table:table-cell office:value-type="float" office:value="6830" calcext:value-type="float">
            <text:p>6830</text:p>
          </table:table-cell>
          <table:table-cell office:value-type="float" office:value="1120" calcext:value-type="float">
            <text:p>1120</text:p>
          </table:table-cell>
          <table:table-cell office:value-type="float" office:value="2080" calcext:value-type="float">
            <text:p>2080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string" calcext:value-type="string">
            <text:p>Kano</text:p>
          </table:table-cell>
          <table:table-cell office:value-type="float" office:value="67940" calcext:value-type="float">
            <text:p>67940</text:p>
          </table:table-cell>
          <table:table-cell office:value-type="float" office:value="38620" calcext:value-type="float">
            <text:p>38620</text:p>
          </table:table-cell>
          <table:table-cell office:value-type="float" office:value="26820" calcext:value-type="float">
            <text:p>268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50" calcext:value-type="float">
            <text:p>3350</text:p>
          </table:table-cell>
          <table:table-cell office:value-type="float" office:value="9690" calcext:value-type="float">
            <text:p>9690</text:p>
          </table:table-cell>
          <table:table-cell office:value-type="float" office:value="2690" calcext:value-type="float">
            <text:p>2690</text:p>
          </table:table-cell>
          <table:table-cell office:value-type="float" office:value="6220" calcext:value-type="float">
            <text:p>6220</text:p>
          </table:table-cell>
          <table:table-cell office:value-type="float" office:value="4450" calcext:value-type="float">
            <text:p>4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0" calcext:value-type="float">
            <text:p>6240</text:p>
          </table:table-cell>
          <table:table-cell office:value-type="float" office:value="1130" calcext:value-type="float">
            <text:p>1130</text:p>
          </table:table-cell>
          <table:table-cell office:value-type="float" office:value="9570" calcext:value-type="float">
            <text:p>957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Katsina</text:p>
          </table:table-cell>
          <table:table-cell office:value-type="float" office:value="35590" calcext:value-type="float">
            <text:p>35590</text:p>
          </table:table-cell>
          <table:table-cell office:value-type="float" office:value="13370" calcext:value-type="float">
            <text:p>13370</text:p>
          </table:table-cell>
          <table:table-cell office:value-type="float" office:value="14450" calcext:value-type="float">
            <text:p>14450</text:p>
          </table:table-cell>
          <table:table-cell table:style-name="ce2"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11990" calcext:value-type="float">
            <text:p>11990</text:p>
          </table:table-cell>
          <table:table-cell office:value-type="float" office:value="8790" calcext:value-type="float">
            <text:p>8790</text:p>
          </table:table-cell>
          <table:table-cell office:value-type="float" office:value="13930" calcext:value-type="float">
            <text:p>13930</text:p>
          </table:table-cell>
          <table:table-cell office:value-type="float" office:value="6070" calcext:value-type="float">
            <text:p>607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 office:value-type="float" office:value="50" calcext:value-type="float">
            <text:p>50</text:p>
          </table:table-cell>
          <table:table-cell office:value-type="float" office:value="5950" calcext:value-type="float">
            <text:p>5950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Kebbi</text:p>
          </table:table-cell>
          <table:table-cell office:value-type="float" office:value="38230" calcext:value-type="float">
            <text:p>38230</text:p>
          </table:table-cell>
          <table:table-cell office:value-type="float" office:value="15240" calcext:value-type="float">
            <text:p>15240</text:p>
          </table:table-cell>
          <table:table-cell office:value-type="float" office:value="18720" calcext:value-type="float">
            <text:p>18720</text:p>
          </table:table-cell>
          <table:table-cell/>
          <table:table-cell office:value-type="float" office:value="1840" calcext:value-type="float">
            <text:p>1840</text:p>
          </table:table-cell>
          <table:table-cell office:value-type="float" office:value="6070" calcext:value-type="float">
            <text:p>6070</text:p>
          </table:table-cell>
          <table:table-cell office:value-type="float" office:value="8320" calcext:value-type="float">
            <text:p>8320</text:p>
          </table:table-cell>
          <table:table-cell office:value-type="float" office:value="60750" calcext:value-type="float">
            <text:p>60750</text:p>
          </table:table-cell>
          <table:table-cell office:value-type="float" office:value="5860" calcext:value-type="float">
            <text:p>5860</text:p>
          </table:table-cell>
          <table:table-cell office:value-type="float" office:value="1190" calcext:value-type="float">
            <text:p>1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4130" calcext:value-type="float">
            <text:p>4130</text:p>
          </table:table-cell>
          <table:table-cell office:value-type="float" office:value="11000" calcext:value-type="float">
            <text:p>11000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Kogi</text:p>
          </table:table-cell>
          <table:table-cell office:value-type="float" office:value="19070" calcext:value-type="float">
            <text:p>19070</text:p>
          </table:table-cell>
          <table:table-cell office:value-type="float" office:value="49820" calcext:value-type="float">
            <text:p>49820</text:p>
          </table:table-cell>
          <table:table-cell office:value-type="float" office:value="53980" calcext:value-type="float">
            <text:p>53980</text:p>
          </table:table-cell>
          <table:table-cell/>
          <table:table-cell office:value-type="float" office:value="179740" calcext:value-type="float">
            <text:p>179740</text:p>
          </table:table-cell>
          <table:table-cell office:value-type="float" office:value="18280" calcext:value-type="float">
            <text:p>18280</text:p>
          </table:table-cell>
          <table:table-cell office:value-type="float" office:value="3160" calcext:value-type="float">
            <text:p>3160</text:p>
          </table:table-cell>
          <table:table-cell office:value-type="float" office:value="439710" calcext:value-type="float">
            <text:p>439710</text:p>
          </table:table-cell>
          <table:table-cell office:value-type="float" office:value="9080" calcext:value-type="float">
            <text:p>9080</text:p>
          </table:table-cell>
          <table:table-cell office:value-type="float" office:value="0" calcext:value-type="float">
            <text:p>0</text:p>
          </table:table-cell>
          <table:table-cell office:value-type="float" office:value="7530" calcext:value-type="float">
            <text:p>7530</text:p>
          </table:table-cell>
          <table:table-cell office:value-type="float" office:value="5170" calcext:value-type="float">
            <text:p>5170</text:p>
          </table:table-cell>
          <table:table-cell office:value-type="float" office:value="1630" calcext:value-type="float">
            <text:p>1630</text:p>
          </table:table-cell>
          <table:table-cell office:value-type="float" office:value="7940" calcext:value-type="float">
            <text:p>7940</text:p>
          </table:table-cell>
          <table:table-cell office:value-type="float" office:value="0" calcext:value-type="float">
            <text:p>0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string" calcext:value-type="string">
            <text:p>Kwara</text:p>
          </table:table-cell>
          <table:table-cell office:value-type="float" office:value="19750" calcext:value-type="float">
            <text:p>19750</text:p>
          </table:table-cell>
          <table:table-cell office:value-type="float" office:value="50260" calcext:value-type="float">
            <text:p>50260</text:p>
          </table:table-cell>
          <table:table-cell office:value-type="float" office:value="54870" calcext:value-type="float">
            <text:p>54870</text:p>
          </table:table-cell>
          <table:table-cell/>
          <table:table-cell office:value-type="float" office:value="598200" calcext:value-type="float">
            <text:p>598200</text:p>
          </table:table-cell>
          <table:table-cell office:value-type="float" office:value="13730" calcext:value-type="float">
            <text:p>13730</text:p>
          </table:table-cell>
          <table:table-cell office:value-type="float" office:value="3750" calcext:value-type="float">
            <text:p>3750</text:p>
          </table:table-cell>
          <table:table-cell office:value-type="float" office:value="139530" calcext:value-type="float">
            <text:p>139530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1900" calcext:value-type="float">
            <text:p>1900</text:p>
          </table:table-cell>
          <table:table-cell office:value-type="float" office:value="3520" calcext:value-type="float">
            <text:p>3520</text:p>
          </table:table-cell>
          <table:table-cell office:value-type="float" office:value="5340" calcext:value-type="float">
            <text:p>5340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Lagos</text:p>
          </table:table-cell>
          <table:table-cell office:value-type="float" office:value="0" calcext:value-type="float">
            <text:p>0</text:p>
          </table:table-cell>
          <table:table-cell office:value-type="float" office:value="19840" calcext:value-type="float">
            <text:p>19840</text:p>
          </table:table-cell>
          <table:table-cell office:value-type="float" office:value="6150" calcext:value-type="float">
            <text:p>6150</text:p>
          </table:table-cell>
          <table:table-cell/>
          <table:table-cell office:value-type="float" office:value="7950" calcext:value-type="float">
            <text:p>795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90140" calcext:value-type="float">
            <text:p>190140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office:value-type="float" office:value="4880" calcext:value-type="float">
            <text:p>4880</text:p>
          </table:table-cell>
          <table:table-cell office:value-type="float" office:value="310" calcext:value-type="float">
            <text:p>310</text:p>
          </table:table-cell>
          <table:table-cell office:value-type="float" office:value="160" calcext:value-type="float">
            <text:p>160</text:p>
          </table:table-cell>
          <table:table-cell office:value-type="float" office:value="5250" calcext:value-type="float">
            <text:p>5250</text:p>
          </table:table-cell>
          <table:table-cell office:value-type="float" office:value="130" calcext:value-type="float">
            <text:p>130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string" calcext:value-type="string">
            <text:p>Nasarawa</text:p>
          </table:table-cell>
          <table:table-cell office:value-type="float" office:value="11530" calcext:value-type="float">
            <text:p>11530</text:p>
          </table:table-cell>
          <table:table-cell office:value-type="float" office:value="31210" calcext:value-type="float">
            <text:p>31210</text:p>
          </table:table-cell>
          <table:table-cell office:value-type="float" office:value="31860" calcext:value-type="float">
            <text:p>31860</text:p>
          </table:table-cell>
          <table:table-cell/>
          <table:table-cell office:value-type="float" office:value="298210" calcext:value-type="float">
            <text:p>298210</text:p>
          </table:table-cell>
          <table:table-cell office:value-type="float" office:value="29850" calcext:value-type="float">
            <text:p>29850</text:p>
          </table:table-cell>
          <table:table-cell office:value-type="float" office:value="2920" calcext:value-type="float">
            <text:p>2920</text:p>
          </table:table-cell>
          <table:table-cell office:value-type="float" office:value="145140" calcext:value-type="float">
            <text:p>145140</text:p>
          </table:table-cell>
          <table:table-cell office:value-type="float" office:value="6650" calcext:value-type="float">
            <text:p>6650</text:p>
          </table:table-cell>
          <table:table-cell office:value-type="float" office:value="0" calcext:value-type="float">
            <text:p>0</text:p>
          </table:table-cell>
          <table:table-cell office:value-type="float" office:value="6580" calcext:value-type="float">
            <text:p>6580</text:p>
          </table:table-cell>
          <table:table-cell office:value-type="float" office:value="5390" calcext:value-type="float">
            <text:p>5390</text:p>
          </table:table-cell>
          <table:table-cell office:value-type="float" office:value="3210" calcext:value-type="float">
            <text:p>3210</text:p>
          </table:table-cell>
          <table:table-cell office:value-type="float" office:value="2610" calcext:value-type="float">
            <text:p>2610</text:p>
          </table:table-cell>
          <table:table-cell table:style-name="Default"/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43040" calcext:value-type="float">
            <text:p>43040</text:p>
          </table:table-cell>
          <table:table-cell office:value-type="float" office:value="62810" calcext:value-type="float">
            <text:p>62810</text:p>
          </table:table-cell>
          <table:table-cell office:value-type="float" office:value="29450" calcext:value-type="float">
            <text:p>29450</text:p>
          </table:table-cell>
          <table:table-cell table:style-name="ce2" office:value-type="float" office:value="190" calcext:value-type="float">
            <text:p>190</text:p>
          </table:table-cell>
          <table:table-cell office:value-type="float" office:value="284730" calcext:value-type="float">
            <text:p>284730</text:p>
          </table:table-cell>
          <table:table-cell office:value-type="float" office:value="23260" calcext:value-type="float">
            <text:p>23260</text:p>
          </table:table-cell>
          <table:table-cell office:value-type="float" office:value="10120" calcext:value-type="float">
            <text:p>10120</text:p>
          </table:table-cell>
          <table:table-cell office:value-type="float" office:value="95410" calcext:value-type="float">
            <text:p>95410</text:p>
          </table:table-cell>
          <table:table-cell office:value-type="float" office:value="7610" calcext:value-type="float">
            <text:p>7610</text:p>
          </table:table-cell>
          <table:table-cell office:value-type="float" office:value="0" calcext:value-type="float">
            <text:p>0</text:p>
          </table:table-cell>
          <table:table-cell office:value-type="float" office:value="9280" calcext:value-type="float">
            <text:p>9280</text:p>
          </table:table-cell>
          <table:table-cell office:value-type="float" office:value="1790" calcext:value-type="float">
            <text:p>1790</text:p>
          </table:table-cell>
          <table:table-cell office:value-type="float" office:value="1770" calcext:value-type="float">
            <text:p>1770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string" calcext:value-type="string">
            <text:p>Ogun</text:p>
          </table:table-cell>
          <table:table-cell table:style-name="Default"/>
          <table:table-cell office:value-type="float" office:value="42260" calcext:value-type="float">
            <text:p>42260</text:p>
          </table:table-cell>
          <table:table-cell office:value-type="float" office:value="5120" calcext:value-type="float">
            <text:p>5120</text:p>
          </table:table-cell>
          <table:table-cell table:style-name="ce2" office:value-type="float" office:value="530" calcext:value-type="float">
            <text:p>530</text:p>
          </table:table-cell>
          <table:table-cell office:value-type="float" office:value="148230" calcext:value-type="float">
            <text:p>148230</text:p>
          </table:table-cell>
          <table:table-cell office:value-type="float" office:value="1830" calcext:value-type="float">
            <text:p>1830</text:p>
          </table:table-cell>
          <table:table-cell table:style-name="Default"/>
          <table:table-cell office:value-type="float" office:value="318990" calcext:value-type="float">
            <text:p>318990</text:p>
          </table:table-cell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  <table:table-cell office:value-type="float" office:value="15690" calcext:value-type="float">
            <text:p>15690</text:p>
          </table:table-cell>
          <table:table-cell table:style-name="Default" table:number-columns-repeated="2"/>
          <table:table-cell office:value-type="float" office:value="2860" calcext:value-type="float">
            <text:p>2860</text:p>
          </table:table-cell>
          <table:table-cell table:style-name="Default"/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string" calcext:value-type="string">
            <text:p>Ondo</text:p>
          </table:table-cell>
          <table:table-cell table:style-name="Default"/>
          <table:table-cell office:value-type="float" office:value="58680" calcext:value-type="float">
            <text:p>58680</text:p>
          </table:table-cell>
          <table:table-cell office:value-type="float" office:value="15900" calcext:value-type="float">
            <text:p>15900</text:p>
          </table:table-cell>
          <table:table-cell/>
          <table:table-cell office:value-type="float" office:value="132730" calcext:value-type="float">
            <text:p>132730</text:p>
          </table:table-cell>
          <table:table-cell office:value-type="float" office:value="5890" calcext:value-type="float">
            <text:p>5890</text:p>
          </table:table-cell>
          <table:table-cell table:style-name="Default"/>
          <table:table-cell office:value-type="float" office:value="299160" calcext:value-type="float">
            <text:p>299160</text:p>
          </table:table-cell>
          <table:table-cell office:value-type="float" office:value="5410" calcext:value-type="float">
            <text:p>5410</text:p>
          </table:table-cell>
          <table:table-cell office:value-type="float" office:value="0" calcext:value-type="float">
            <text:p>0</text:p>
          </table:table-cell>
          <table:table-cell office:value-type="float" office:value="29750" calcext:value-type="float">
            <text:p>29750</text:p>
          </table:table-cell>
          <table:table-cell office:value-type="float" office:value="640" calcext:value-type="float">
            <text:p>640</text:p>
          </table:table-cell>
          <table:table-cell office:value-type="float" office:value="2200" calcext:value-type="float">
            <text:p>2200</text:p>
          </table:table-cell>
          <table:table-cell office:value-type="float" office:value="420" calcext:value-type="float">
            <text:p>420</text:p>
          </table:table-cell>
          <table:table-cell table:style-name="Default"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Osun</text:p>
          </table:table-cell>
          <table:table-cell table:style-name="Default"/>
          <table:table-cell office:value-type="float" office:value="26710" calcext:value-type="float">
            <text:p>26710</text:p>
          </table:table-cell>
          <table:table-cell office:value-type="float" office:value="6210" calcext:value-type="float">
            <text:p>6210</text:p>
          </table:table-cell>
          <table:table-cell/>
          <table:table-cell office:value-type="float" office:value="79920" calcext:value-type="float">
            <text:p>79920</text:p>
          </table:table-cell>
          <table:table-cell table:style-name="Default" table:number-columns-repeated="2"/>
          <table:table-cell office:value-type="float" office:value="148830" calcext:value-type="float">
            <text:p>148830</text:p>
          </table:table-cell>
          <table:table-cell office:value-type="float" office:value="3780" calcext:value-type="float">
            <text:p>3780</text:p>
          </table:table-cell>
          <table:table-cell office:value-type="float" office:value="0" calcext:value-type="float">
            <text:p>0</text:p>
          </table:table-cell>
          <table:table-cell office:value-type="float" office:value="22450" calcext:value-type="float">
            <text:p>2245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380" calcext:value-type="float">
            <text:p>1380</text:p>
          </table:table-cell>
          <table:table-cell table:style-name="Default"/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string" calcext:value-type="string">
            <text:p>Oyo</text:p>
          </table:table-cell>
          <table:table-cell table:style-name="Default"/>
          <table:table-cell office:value-type="float" office:value="21000" calcext:value-type="float">
            <text:p>21000</text:p>
          </table:table-cell>
          <table:table-cell office:value-type="float" office:value="16960" calcext:value-type="float">
            <text:p>16960</text:p>
          </table:table-cell>
          <table:table-cell/>
          <table:table-cell office:value-type="float" office:value="179970" calcext:value-type="float">
            <text:p>179970</text:p>
          </table:table-cell>
          <table:table-cell office:value-type="float" office:value="1180" calcext:value-type="float">
            <text:p>1180</text:p>
          </table:table-cell>
          <table:table-cell table:style-name="Default"/>
          <table:table-cell office:value-type="float" office:value="160080" calcext:value-type="float">
            <text:p>160080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4560" calcext:value-type="float">
            <text:p>45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800" calcext:value-type="float">
            <text:p>3800</text:p>
          </table:table-cell>
          <table:table-cell table:style-name="Default"/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string" calcext:value-type="string">
            <text:p>Plateau</text:p>
          </table:table-cell>
          <table:table-cell office:value-type="float" office:value="22050" calcext:value-type="float">
            <text:p>22050</text:p>
          </table:table-cell>
          <table:table-cell office:value-type="float" office:value="60150" calcext:value-type="float">
            <text:p>60150</text:p>
          </table:table-cell>
          <table:table-cell office:value-type="float" office:value="32540" calcext:value-type="float">
            <text:p>32540</text:p>
          </table:table-cell>
          <table:table-cell/>
          <table:table-cell office:value-type="float" office:value="29950" calcext:value-type="float">
            <text:p>29950</text:p>
          </table:table-cell>
          <table:table-cell office:value-type="float" office:value="12720" calcext:value-type="float">
            <text:p>12720</text:p>
          </table:table-cell>
          <table:table-cell office:value-type="float" office:value="8040" calcext:value-type="float">
            <text:p>8040</text:p>
          </table:table-cell>
          <table:table-cell office:value-type="float" office:value="71260" calcext:value-type="float">
            <text:p>71260</text:p>
          </table:table-cell>
          <table:table-cell office:value-type="float" office:value="8500" calcext:value-type="float">
            <text:p>8500</text:p>
          </table:table-cell>
          <table:table-cell table:style-name="Default"/>
          <table:table-cell office:value-type="float" office:value="2340" calcext:value-type="float">
            <text:p>2340</text:p>
          </table:table-cell>
          <table:table-cell office:value-type="float" office:value="5600" calcext:value-type="float">
            <text:p>5600</text:p>
          </table:table-cell>
          <table:table-cell office:value-type="float" office:value="250" calcext:value-type="float">
            <text:p>250</text:p>
          </table:table-cell>
          <table:table-cell office:value-type="float" office:value="5050" calcext:value-type="float">
            <text:p>5050</text:p>
          </table:table-cell>
          <table:table-cell office:value-type="float" office:value="1980" calcext:value-type="float">
            <text:p>1980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string" calcext:value-type="string">
            <text:p>Rivers</text:p>
          </table:table-cell>
          <table:table-cell office:value-type="float" office:value="0" calcext:value-type="float">
            <text:p>0</text:p>
          </table:table-cell>
          <table:table-cell office:value-type="float" office:value="10990" calcext:value-type="float">
            <text:p>10990</text:p>
          </table:table-cell>
          <table:table-cell office:value-type="float" office:value="13900" calcext:value-type="float">
            <text:p>13900</text:p>
          </table:table-cell>
          <table:table-cell/>
          <table:table-cell office:value-type="float" office:value="109900" calcext:value-type="float">
            <text:p>10990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14800" calcext:value-type="float">
            <text:p>114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8630" calcext:value-type="float">
            <text:p>8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50" calcext:value-type="float">
            <text:p>24450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Sokoto</text:p>
          </table:table-cell>
          <table:table-cell office:value-type="float" office:value="31590" calcext:value-type="float">
            <text:p>31590</text:p>
          </table:table-cell>
          <table:table-cell office:value-type="float" office:value="12880" calcext:value-type="float">
            <text:p>12880</text:p>
          </table:table-cell>
          <table:table-cell office:value-type="float" office:value="10330" calcext:value-type="float">
            <text:p>103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30" calcext:value-type="float">
            <text:p>7030</text:p>
          </table:table-cell>
          <table:table-cell office:value-type="float" office:value="7640" calcext:value-type="float">
            <text:p>7640</text:p>
          </table:table-cell>
          <table:table-cell office:value-type="float" office:value="3400" calcext:value-type="float">
            <text:p>3400</text:p>
          </table:table-cell>
          <table:table-cell office:value-type="float" office:value="8980" calcext:value-type="float">
            <text:p>8980</text:p>
          </table:table-cell>
          <table:table-cell office:value-type="float" office:value="2330" calcext:value-type="float">
            <text:p>2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2390" calcext:value-type="float">
            <text:p>2390</text:p>
          </table:table-cell>
          <table:table-cell office:value-type="float" office:value="11620" calcext:value-type="float">
            <text:p>11620</text:p>
          </table:table-cell>
          <table:table-cell office:value-type="float" office:value="28580" calcext:value-type="float">
            <text:p>28580</text:p>
          </table:table-cell>
        </table:table-row>
        <table:table-row table:style-name="ro1">
          <table:table-cell office:value-type="string" calcext:value-type="string">
            <text:p>Taraba</text:p>
          </table:table-cell>
          <table:table-cell office:value-type="float" office:value="35250" calcext:value-type="float">
            <text:p>35250</text:p>
          </table:table-cell>
          <table:table-cell office:value-type="float" office:value="46360" calcext:value-type="float">
            <text:p>46360</text:p>
          </table:table-cell>
          <table:table-cell office:value-type="float" office:value="32830" calcext:value-type="float">
            <text:p>32830</text:p>
          </table:table-cell>
          <table:table-cell/>
          <table:table-cell office:value-type="float" office:value="350500" calcext:value-type="float">
            <text:p>350500</text:p>
          </table:table-cell>
          <table:table-cell office:value-type="float" office:value="24560" calcext:value-type="float">
            <text:p>24560</text:p>
          </table:table-cell>
          <table:table-cell office:value-type="float" office:value="9490" calcext:value-type="float">
            <text:p>9490</text:p>
          </table:table-cell>
          <table:table-cell office:value-type="float" office:value="236640" calcext:value-type="float">
            <text:p>236640</text:p>
          </table:table-cell>
          <table:table-cell office:value-type="float" office:value="7480" calcext:value-type="float">
            <text:p>748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3330" calcext:value-type="float">
            <text:p>3330</text:p>
          </table:table-cell>
          <table:table-cell office:value-type="float" office:value="5760" calcext:value-type="float">
            <text:p>5760</text:p>
          </table:table-cell>
          <table:table-cell office:value-type="float" office:value="4610" calcext:value-type="float">
            <text:p>4610</text:p>
          </table:table-cell>
          <table:table-cell office:value-type="float" office:value="6220" calcext:value-type="float">
            <text:p>6220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string" calcext:value-type="string">
            <text:p>Yobe</text:p>
          </table:table-cell>
          <table:table-cell office:value-type="float" office:value="20590" calcext:value-type="float">
            <text:p>20590</text:p>
          </table:table-cell>
          <table:table-cell office:value-type="float" office:value="12150" calcext:value-type="float">
            <text:p>12150</text:p>
          </table:table-cell>
          <table:table-cell office:value-type="float" office:value="9700" calcext:value-type="float">
            <text:p>9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90" calcext:value-type="float">
            <text:p>6890</text:p>
          </table:table-cell>
          <table:table-cell office:value-type="float" office:value="6600" calcext:value-type="float">
            <text:p>6600</text:p>
          </table:table-cell>
          <table:table-cell office:value-type="float" office:value="2520" calcext:value-type="float">
            <text:p>2520</text:p>
          </table:table-cell>
          <table:table-cell office:value-type="float" office:value="5490" calcext:value-type="float">
            <text:p>5490</text:p>
          </table:table-cell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style-name="Default"/>
          <table:table-cell office:value-type="float" office:value="900" calcext:value-type="float">
            <text:p>900</text:p>
          </table:table-cell>
          <table:table-cell office:value-type="float" office:value="3900" calcext:value-type="float">
            <text:p>3900</text:p>
          </table:table-cell>
          <table:table-cell office:value-type="float" office:value="13210" calcext:value-type="float">
            <text:p>13210</text:p>
          </table:table-cell>
        </table:table-row>
        <table:table-row table:style-name="ro1">
          <table:table-cell office:value-type="string" calcext:value-type="string">
            <text:p>Zamfara</text:p>
          </table:table-cell>
          <table:table-cell office:value-type="float" office:value="50240" calcext:value-type="float">
            <text:p>50240</text:p>
          </table:table-cell>
          <table:table-cell office:value-type="float" office:value="16950" calcext:value-type="float">
            <text:p>16950</text:p>
          </table:table-cell>
          <table:table-cell office:value-type="float" office:value="13940" calcext:value-type="float">
            <text:p>13940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14180" calcext:value-type="float">
            <text:p>14180</text:p>
          </table:table-cell>
          <table:table-cell office:value-type="float" office:value="8980" calcext:value-type="float">
            <text:p>8980</text:p>
          </table:table-cell>
          <table:table-cell table:style-name="Default"/>
          <table:table-cell office:value-type="float" office:value="8380" calcext:value-type="float">
            <text:p>8380</text:p>
          </table:table-cell>
          <table:table-cell office:value-type="float" office:value="4270" calcext:value-type="float">
            <text:p>4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3590" calcext:value-type="float">
            <text:p>3590</text:p>
          </table:table-cell>
          <table:table-cell office:value-type="float" office:value="9550" calcext:value-type="float">
            <text:p>9550</text:p>
          </table:table-cell>
          <table:table-cell office:value-type="float" office:value="13690" calcext:value-type="float">
            <text:p>136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6T08:50:12.320000000</meta:creation-date>
    <dc:date>2021-02-16T08:50:38.501000000</dc:date>
    <meta:editing-duration>PT26S</meta:editing-duration>
    <meta:editing-cycles>1</meta:editing-cycles>
    <meta:document-statistic meta:table-count="1" meta:cell-count="563" meta:object-count="0"/>
    <meta:generator>LibreOffice/6.3.3.2$Windows_X86_64 LibreOffice_project/a64200df03143b798afd1ec74a12ab50359878ed</meta:generator>
  </office:meta>
</office:document-meta>
</file>